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34">
      <style:text-properties style:font-name="ArialMT" fo:font-size="12pt"/>
    </style:style>
    <style:style style:name="P9"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7"/>
    <style:style style:name="P27" style:family="paragraph" style:parent-style-name="Standard" style:list-style-name="L18"/>
    <style:style style:name="P28" style:family="paragraph" style:parent-style-name="Standard" style:list-style-name="L19"/>
    <style:style style:name="P29" style:family="paragraph" style:parent-style-name="Standard" style:list-style-name="L20"/>
    <style:style style:name="P30" style:family="paragraph" style:parent-style-name="Standard" style:list-style-name="L21"/>
    <style:style style:name="P31" style:family="paragraph" style:parent-style-name="Standard" style:list-style-name="L22"/>
    <style:style style:name="P32" style:family="paragraph" style:parent-style-name="Standard" style:list-style-name="L23"/>
    <style:style style:name="P33" style:family="paragraph" style:parent-style-name="Standard" style:list-style-name="L24"/>
    <style:style style:name="P34" style:family="paragraph" style:parent-style-name="Standard" style:list-style-name="L25"/>
    <style:style style:name="P35" style:family="paragraph" style:parent-style-name="Standard" style:list-style-name="L26"/>
    <style:style style:name="P36" style:family="paragraph" style:parent-style-name="Standard" style:list-style-name="L27"/>
    <style:style style:name="P37" style:family="paragraph" style:parent-style-name="Standard" style:list-style-name="L28"/>
    <style:style style:name="P38" style:family="paragraph" style:parent-style-name="Standard" style:list-style-name="L29"/>
    <style:style style:name="P39" style:family="paragraph" style:parent-style-name="Standard" style:list-style-name="L30"/>
    <style:style style:name="P40" style:family="paragraph" style:parent-style-name="Standard" style:list-style-name="L31"/>
    <style:style style:name="P41" style:family="paragraph" style:parent-style-name="Standard" style:list-style-name="L32"/>
    <style:style style:name="P42" style:family="paragraph" style:parent-style-name="Standard" style:list-style-name="L33"/>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8"/>
    <style:style style:name="P87" style:family="paragraph" style:parent-style-name="Standard" style:list-style-name="L79"/>
    <style:style style:name="P88" style:family="paragraph" style:parent-style-name="Standard" style:list-style-name="L80"/>
    <style:style style:name="P89" style:family="paragraph" style:parent-style-name="Standard" style:list-style-name="L81"/>
    <style:style style:name="P90" style:family="paragraph" style:parent-style-name="Standard" style:list-style-name="L82"/>
    <style:style style:name="P91" style:family="paragraph" style:parent-style-name="Standard" style:list-style-name="L83"/>
    <style:style style:name="P92" style:family="paragraph" style:parent-style-name="Standard" style:list-style-name="L84"/>
    <style:style style:name="P93" style:family="paragraph" style:parent-style-name="Standard" style:list-style-name="L85"/>
    <style:style style:name="P94" style:family="paragraph" style:parent-style-name="Standard" style:list-style-name="L86"/>
    <style:style style:name="P95" style:family="paragraph" style:parent-style-name="Standard" style:list-style-name="L87"/>
    <style:style style:name="P96" style:family="paragraph" style:parent-style-name="Standard" style:list-style-name="L88"/>
    <style:style style:name="P97" style:family="paragraph" style:parent-style-name="Standard" style:list-style-name="L89"/>
    <style:style style:name="P98" style:family="paragraph" style:parent-style-name="Standard" style:list-style-name="L90"/>
    <style:style style:name="P99" style:family="paragraph" style:parent-style-name="Standard" style:list-style-name="L91"/>
    <style:style style:name="P100" style:family="paragraph" style:parent-style-name="Standard" style:list-style-name="L92"/>
    <style:style style:name="P101" style:family="paragraph" style:parent-style-name="Standard" style:list-style-name="L93"/>
    <style:style style:name="P102" style:family="paragraph" style:parent-style-name="Standard" style:list-style-name="L94"/>
    <style:style style:name="P103" style:family="paragraph" style:parent-style-name="Standard" style:list-style-name="L95"/>
    <style:style style:name="P104" style:family="paragraph" style:parent-style-name="Standard" style:list-style-name="L96"/>
    <style:style style:name="P105" style:family="paragraph" style:parent-style-name="Standard" style:list-style-name="L97"/>
    <style:style style:name="P106" style:family="paragraph" style:parent-style-name="Standard" style:list-style-name="L98"/>
    <style:style style:name="P107" style:family="paragraph" style:parent-style-name="Standard" style:list-style-name="L99"/>
    <style:style style:name="P108" style:family="paragraph" style:parent-style-name="Standard" style:list-style-name="L100"/>
    <style:style style:name="P109" style:family="paragraph" style:parent-style-name="Standard" style:list-style-name="L101"/>
    <style:style style:name="P110" style:family="paragraph" style:parent-style-name="Standard" style:list-style-name="L102"/>
    <style:style style:name="P111" style:family="paragraph" style:parent-style-name="Standard" style:list-style-name="L103"/>
    <style:style style:name="P112" style:family="paragraph" style:parent-style-name="Standard" style:list-style-name="L104"/>
    <style:style style:name="P113" style:family="paragraph" style:parent-style-name="Standard" style:list-style-name="L105"/>
    <style:style style:name="P114" style:family="paragraph" style:parent-style-name="Standard" style:list-style-name="L106"/>
    <style:style style:name="P115" style:family="paragraph" style:parent-style-name="Standard" style:list-style-name="L107"/>
    <style:style style:name="P116" style:family="paragraph" style:parent-style-name="Standard" style:list-style-name="L108"/>
    <style:style style:name="P117" style:family="paragraph" style:parent-style-name="Standard" style:list-style-name="L109"/>
    <style:style style:name="P118" style:family="paragraph" style:parent-style-name="Standard" style:list-style-name="L110"/>
    <style:style style:name="P119" style:family="paragraph" style:parent-style-name="Standard" style:list-style-name="L111"/>
    <style:style style:name="P120" style:family="paragraph" style:parent-style-name="Standard" style:list-style-name="L112"/>
    <style:style style:name="P121" style:family="paragraph" style:parent-style-name="Standard" style:list-style-name="L113"/>
    <style:style style:name="P122" style:family="paragraph" style:parent-style-name="Standard" style:list-style-name="L114"/>
    <style:style style:name="P123" style:family="paragraph" style:parent-style-name="Standard" style:list-style-name="L115"/>
    <style:style style:name="P124" style:family="paragraph" style:parent-style-name="Standard" style:list-style-name="L116"/>
    <style:style style:name="P125" style:family="paragraph" style:parent-style-name="Standard" style:list-style-name="L118"/>
    <style:style style:name="P126" style:family="paragraph" style:parent-style-name="Standard" style:list-style-name="L117">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style:style>
    <style:style style:name="T15" style:family="text">
      <style:text-properties fo:color="#cc0000" loext:opacity="100%"/>
    </style:style>
    <style:style style:name="T16" style:family="text">
      <style:text-properties fo:color="#cc3300" fo:font-weight="bold" style:font-weight-asian="bold" style:font-weight-complex="bold"/>
    </style:style>
    <style:style style:name="T17"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6">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Version history <text:s/>(PyOTE description is at end)</text:p>
      <text:p text:style-name="Standard"/>
      <text:p text:style-name="Standard">version 4.0.9</text:p>
      <text:list xml:id="list3311921930540999837" text:style-name="L118">
        <text:list-item>
          <text:p text:style-name="P125">fixes issue where PyOTE could not read files that it had written.<text:line-break/></text:p>
        </text:list-item>
      </text:list>
      <text:p text:style-name="Standard">version 4.0.8</text:p>
      <text:list xml:id="list292031166324099238" text:style-name="L1">
        <text:list-item>
          <text:p text:style-name="P10">fixes bug (introduced by a misspelling in version 4.0.7) that kept csv files with more than four apertures from runnig.<text:line-break/></text:p>
        </text:list-item>
      </text:list>
      <text:p text:style-name="Standard">version 4.0.7</text:p>
      <text:list xml:id="list7386574004721640418" text:style-name="L2">
        <text:list-item>
          <text:p text:style-name="P11">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5768391835113262715" text:style-name="L3">
        <text:list-item>
          <text:p text:style-name="P12">minor GUI changes<text:line-break/></text:p>
        </text:list-item>
      </text:list>
      <text:p text:style-name="Standard">version 4.0.5</text:p>
      <text:list xml:id="list3550386468719110238" text:style-name="L4">
        <text:list-item>
          <text:p text:style-name="P13">if you click outside the light-curve, the closest point will be toggled (so you don't have to zoom in to select the leftmost or rightmost point in a light-curve.<text:line-break/></text:p>
        </text:list-item>
        <text:list-item>
          <text:p text:style-name="P13">When baseline statistics are calculated, they are reported as <text:span text:style-name="T17">baseline mean</text:span> and <text:span text:style-name="T17">baseline snr</text:span> (instead of just snr, which is the term we use when a drop is present).<text:line-break/></text:p>
        </text:list-item>
      </text:list>
      <text:p text:style-name="Standard">version 4.0.4</text:p>
      <text:list xml:id="list3121747795922341795" text:style-name="L5">
        <text:list-item>
          <text:p text:style-name="P14">a few GUI changes<text:line-break/></text:p>
        </text:list-item>
        <text:list-item>
          <text:p text:style-name="P14">removed the Use as secondary check box. Now if secondary curve is selected (spinner is non-zero), it will be used automatically.<text:line-break/></text:p>
        </text:list-item>
      </text:list>
      <text:p text:style-name="Standard">version 4.0.3</text:p>
      <text:list xml:id="list1656111995079992667" text:style-name="L6">
        <text:list-item>
          <text:p text:style-name="P15">implements a major GUI change: uses tabbed folders to group buttons and other controls. <text:line-break/></text:p>
        </text:list-item>
        <text:list-item>
          <text:p text:style-name="P15">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15"><text:soft-page-break/>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4888674947222960520" text:style-name="L7">
        <text:list-item>
          <text:p text:style-name="P16">removed a debug print statement that was inadvertently left in. It is responsible for the “mouse event” messages polluting the log file.<text:line-break/></text:p>
        </text:list-item>
      </text:list>
      <text:p text:style-name="Standard">version 4.0.1</text:p>
      <text:list xml:id="list7860595395410154267" text:style-name="L8">
        <text:list-item>
          <text:p text:style-name="P17">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3243577603641643375" text:style-name="L9">
        <text:list-item>
          <text:p text:style-name="P18">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8969512734068145615" text:style-name="L10">
        <text:list-item>
          <text:p text:style-name="P19">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389451867881935861" text:style-name="L11">
        <text:list-item>
          <text:p text:style-name="P20">one more attempt to solve the gui sizing issue.<text:line-break/></text:p>
        </text:list-item>
        <text:list-item>
          <text:p text:style-name="P20">'sticky' settings are back but are now stored in <text:span text:style-name="T14">pyote.ini</text:span> instead of the<text:line-break/> obscure <text:span text:style-name="T14">simple-ote.ini<text:line-break/></text:span></text:p>
        </text:list-item>
      </text:list>
      <text:p text:style-name="Standard">version 3.9.7</text:p>
      <text:list xml:id="list6206495023114138964" text:style-name="L12">
        <text:list-item>
          <text:p text:style-name="P21">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ext:soft-pag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1629571410254864891" text:style-name="L13">
        <text:list-item>
          <text:p text:style-name="P22">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6934539824694868359" text:style-name="L14">
        <text:list-item>
          <text:p text:style-name="P23">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2931119132540225572" text:style-name="L15">
        <text:list-item>
          <text:p text:style-name="P24">attempts to fix over-size initial gui.<text:line-break/></text:p>
        </text:list-item>
      </text:list>
      <text:p text:style-name="Standard">version 3.9.3</text:p>
      <text:list xml:id="list9114311138385211398" text:style-name="L16">
        <text:list-item>
          <text:p text:style-name="P25">makes various improvements to the 'detectability' calculator to make it easier to use.<text:line-break/></text:p>
        </text:list-item>
      </text:list>
      <text:p text:style-name="Standard">version 3.9.2</text:p>
      <text:list xml:id="list2358488783204481818" text:style-name="L17">
        <text:list-item>
          <text:p text:style-name="P26">adds a 'detectability' calculator for use in pre-planning event observation.<text:line-break/></text:p>
        </text:list-item>
        <text:list-item>
          <text:p text:style-name="P26">'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7497624808111121211" text:style-name="L18">
        <text:list-item>
          <text:p text:style-name="P27">adds an snr calculation to the <text:span text:style-name="T16">Calc baseline stats</text:span> button.<text:line-break/></text:p>
        </text:list-item>
      </text:list>
      <text:p text:style-name="Standard">version 3.9.0</text:p>
      <text:list xml:id="list3470090779881577112" text:style-name="L19">
        <text:list-item>
          <text:p text:style-name="P28">restored the right-click help to the <text:span text:style-name="T16">Mark baseline region</text:span> | <text:span text:style-name="T16">Clear baseline region</text:span> | <text:span text:style-name="T16">Calc baseline mean/sigma/corr coeffs</text:span> buttons that got lost during the scrollable gui experiment.<text:line-break/></text:p>
        </text:list-item>
      </text:list>
      <text:p text:style-name="Standard"><text:soft-page-break/>version 3.8.9</text:p>
      <text:list xml:id="list5234165435851937682" text:style-name="L20">
        <text:list-item>
          <text:p text:style-name="P29">Changed the label on the <text:span text:style-name="T16">Write csv file</text:span> button to <text:span text:style-name="T16">Save current light-curve</text:span> to more intuitively suggest what is hiding behind this button.<text:line-break/></text:p>
        </text:list-item>
      </text:list>
      <text:p text:style-name="Standard">version 3.8.8</text:p>
      <text:list xml:id="list2837041289740652151" text:style-name="L21">
        <text:list-item>
          <text:p text:style-name="P30">fixed a bug that sometimes kept events that contained a single point at the bottom from producing a report.<text:line-break/></text:p>
        </text:list-item>
      </text:list>
      <text:p text:style-name="Standard">version 3.8.7</text:p>
      <text:list xml:id="list566643338277187725" text:style-name="L22">
        <text:list-item>
          <text:p text:style-name="P31">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2181160202885626192" text:style-name="L23">
        <text:list-item>
          <text:p text:style-name="P32">checks for only a single light-curve in the csv file which was causing a 'list index out of range' error message<text:line-break/></text:p>
        </text:list-item>
      </text:list>
      <text:p text:style-name="Standard">version 3.8.5</text:p>
      <text:list xml:id="list1474536410864198936" text:style-name="L24">
        <text:list-item>
          <text:p text:style-name="P33">changed the way QGridLayout was referenced.<text:line-break/></text:p>
        </text:list-item>
      </text:list>
      <text:p text:style-name="Standard">version 3.8.4</text:p>
      <text:list xml:id="list5157423483484978107" text:style-name="L25">
        <text:list-item>
          <text:p text:style-name="P34">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34"/>
        </text:list-item>
      </text:list>
      <text:p text:style-name="Standard">version 3.8.3</text:p>
      <text:list xml:id="list85057434797791030" text:style-name="L26">
        <text:list-item>
          <text:p text:style-name="P35">adds display of light-curve name (if available in the csv file) to the curve-to-be-analyzed and the normalization curve next to their selection spinners.<text:line-break/></text:p>
        </text:list-item>
      </text:list>
      <text:p text:style-name="Standard">version 3.8.2</text:p>
      <text:list xml:id="list7116698367278813280" text:style-name="L27">
        <text:list-item>
          <text:p text:style-name="P36">3.7.5 introduced a scrollable GUI for small screens. Unfortunately, that caused resizing problem for all users. The version reverts back to the original GUI design.<text:line-break/></text:p>
        </text:list-item>
        <text:list-item>
          <text:p text:style-name="P36">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1808412100115041961" text:style-name="L28">
        <text:list-item>
          <text:p text:style-name="P37">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925404541803039097" text:style-name="L29">
        <text:list-item>
          <text:p text:style-name="P38">adds a tutorial button to supply a quick-start for new or infrequent users.<text:line-break/></text:p>
        </text:list-item>
      </text:list>
      <text:p text:style-name="Standard"><text:soft-page-break/>version 3.7.9</text:p>
      <text:list xml:id="list6435892374320344063" text:style-name="L30">
        <text:list-item>
          <text:p text:style-name="P39">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3">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4815503597637719017" text:style-name="L31">
        <text:list-item>
          <text:p text:style-name="P40">added visible left, top, and bottom axes to main plot (with ticks to make easier to associate timestamp with point).<text:line-break/></text:p>
        </text:list-item>
      </text:list>
      <text:p text:style-name="Standard">version 3.7.7</text:p>
      <text:list xml:id="list2671852722708445535" text:style-name="L32">
        <text:list-item>
          <text:p text:style-name="P41">if timestamps are available in the csv file, they are used as x axis labels in the main plot.<text:line-break/></text:p>
        </text:list-item>
      </text:list>
      <text:p text:style-name="Standard">version 3.7.6</text:p>
      <text:list xml:id="list863589604482086061" text:style-name="L33">
        <text:list-item>
          <text:p text:style-name="P42">changed the way QMainWindow and Qapplication were referenced to accommodate the latest Anaconda version, which has reorganized where those modules are stored. </text:p>
          <text:p text:style-name="P42">This was causing a fatal startup error.<text:line-break/> </text:p>
        </text:list-item>
      </text:list>
      <text:p text:style-name="Standard">version 3.7.5</text:p>
      <text:list xml:id="list2954586074568020945" text:style-name="L34">
        <text:list-item>
          <text:p text:style-name="P8">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8">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6688704603958773580" text:style-name="L35">
        <text:list-item>
          <text:p text:style-name="P43">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soft-page-break/></text:p>
        </text:list-item>
      </text:list>
      <text:p text:style-name="Standard">version 3.7.3</text:p>
      <text:list xml:id="list4421179711179682897" text:style-name="L36">
        <text:list-item>
          <text:p text:style-name="P44">adds code line needed by any Mac users that are running Big Sur<text:line-break/></text:p>
        </text:list-item>
      </text:list>
      <text:p text:style-name="Standard">version 3.7.2</text:p>
      <text:list xml:id="list1889794505556491405" text:style-name="L37">
        <text:list-item>
          <text:p text:style-name="P45">fixes bug that caused all analysis attempts to 'stall'</text:p>
        </text:list-item>
      </text:list>
      <text:p text:style-name="Standard"/>
      <text:p text:style-name="Standard">version 3.7.1</text:p>
      <text:list xml:id="list5479795854240428232" text:style-name="L38">
        <text:list-item>
          <text:p text:style-name="P46">fixed a bug in the r limb angle entry<text:line-break/></text:p>
        </text:list-item>
      </text:list>
      <text:p text:style-name="Standard">version 3.7.0</text:p>
      <text:list xml:id="list3188063243942763617" text:style-name="L39">
        <text:list-item>
          <text:p text:style-name="P47">adds right-click help to ast speed label giving the equation to use if asteroid speed is not available but asteroid diameter and maximum duration are specified<text:line-break/></text:p>
        </text:list-item>
        <text:list-item>
          <text:p text:style-name="P47">adds suggestion to right-click help on penumbral fit checkbox for how to find the penumbral curve csv file that is provided for practice purposes.<text:line-break/></text:p>
        </text:list-item>
      </text:list>
      <text:p text:style-name="Standard">version 3.6.8</text:p>
      <text:list xml:id="list8215792270598917475" text:style-name="L40">
        <text:list-item>
          <text:p text:style-name="P48">adds modeling of off centerline observations to lightcurve calibration curve generation<text:line-break/></text:p>
        </text:list-item>
      </text:list>
      <text:p text:style-name="Standard">version 3.6.7</text:p>
      <text:list xml:id="list2861097420364763097" text:style-name="L41">
        <text:list-item>
          <text:p text:style-name="P49">clarified the location of the Enable Manual Timestamp Entry checkbox in the pop-up message appears when there are no timestamps in the csv file.<text:line-break/></text:p>
        </text:list-item>
      </text:list>
      <text:p text:style-name="Standard">version 3.6.6</text:p>
      <text:list xml:id="list349143900058896691" text:style-name="L42">
        <text:list-item>
          <text:p text:style-name="P50">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3123233270486149813" text:style-name="L43">
        <text:list-item>
          <text:p text:style-name="P51">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5700949101812715522" text:style-name="L44">
        <text:list-item>
          <text:p text:style-name="P52">version 3.6.2 would open .xlsx Report file on Mac, but not Windows. This version attempts to fix that (Windows needs a different command to open a file).<text:line-break/></text:p>
        </text:list-item>
      </text:list>
      <text:p text:style-name="Standard">version 3.6.2</text:p>
      <text:list xml:id="list5673511778857387525" text:style-name="L45">
        <text:list-item>
          <text:p text:style-name="P53">In Excel report:<text:line-break/><text:line-break/>… at end of filling, I call the OS to open the file. Requires correct association <text:soft-page-break/>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1251793911287714384" text:style-name="L46">
        <text:list-item>
          <text:p text:style-name="P54">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5">… fill Excel report </text:span>button<text:line-break/></text:p>
        </text:list-item>
      </text:list>
      <text:p text:style-name="Standard">version 3.6.0</text:p>
      <text:list xml:id="list3436794770563307546" text:style-name="L47">
        <text:list-item>
          <text:p text:style-name="P55"><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5">...</text:span><text:line-break/><text:line-break/><text:span text:style-name="T15">…</text:span> <text:span text:style-name="T15">MUST BE CONVERTED to .xlsx for use by PyOTE!<text:line-break/></text:span></text:p>
          <text:p text:style-name="P55"><text:span text:style-name="T15">…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5">NOTE: you must still open the spreadsheet and enter the exposure setting used for your camera; it was not possible to do this from PyOTE.</text:span><text:line-break/><text:soft-page-break/><text:line-break/>After filling in the exposure setting in the spreadsheet, double check the form but it is likely that it is ready for submission.</text:p>
        </text:list-item>
      </text:list>
      <text:p text:style-name="Standard"/>
      <text:p text:style-name="Standard">version 3.5.9</text:p>
      <text:list xml:id="list8939199424503270026" text:style-name="L48">
        <text:list-item>
          <text:p text:style-name="P56">fixed another bug in penumbral curve fit and removed diagnostic printouts.<text:line-break/></text:p>
        </text:list-item>
      </text:list>
      <text:p text:style-name="Standard">version 3.5.8</text:p>
      <text:list xml:id="list7294898262377579860" text:style-name="L49">
        <text:list-item>
          <text:p text:style-name="P57">fixed a number of bugs in the penumbral curve fit code<text:line-break/></text:p>
        </text:list-item>
      </text:list>
      <text:p text:style-name="Standard">version 3.5.7</text:p>
      <text:list xml:id="list4992957312351298862" text:style-name="L50">
        <text:list-item>
          <text:p text:style-name="P58">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3654668371115284863" text:style-name="L51">
        <text:list-item>
          <text:p text:style-name="P59">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4951999973847570003" text:style-name="L52">
        <text:list-item>
          <text:p text:style-name="P60">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6416910257260642024" text:style-name="L53">
        <text:list-item>
          <text:p text:style-name="P61">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5542208737238038473" text:style-name="L54">
        <text:list-item>
          <text:p text:style-name="P62">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306269511174785736" text:style-name="L55">
        <text:list-item>
          <text:p text:style-name="P63">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text:soft-pag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1882123103833928535" text:style-name="L56">
        <text:list-item>
          <text:p text:style-name="P64">Added additional references to the North American Excel Spreadsheet report in the new section of the final report that bangs on about the start-of-exposure timing convention.<text:line-break/></text:p>
        </text:list-item>
      </text:list>
      <text:p text:style-name="Standard">version 3.5.0</text:p>
      <text:list xml:id="list2216682366744162418" text:style-name="L57">
        <text:list-item>
          <text:p text:style-name="P65">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65">NEW: when 'trims' have been placed, a 'write csv' process will honor those values and produce a 'trimmed' output file.<text:line-break/></text:p>
        </text:list-item>
        <text:list-item>
          <text:p text:style-name="P65">NEW: when a light curve has been 'normalized', the changed values are written to the data table where, once again, a 'write csv' process will capture the results.<text:line-break/></text:p>
        </text:list-item>
        <text:list-item>
          <text:p text:style-name="P65">Added additional reminders that the start-of-exposure timestamp/timing convention is employed.</text:p>
        </text:list-item>
      </text:list>
      <text:p text:style-name="Standard"/>
      <text:p text:style-name="Standard">version 3.4.9</text:p>
      <text:list xml:id="list926922688138121151" text:style-name="L58">
        <text:list-item>
          <text:p text:style-name="P66">Added some explanatory language to the “Excel report” section regarding the proper interpretation of the 'false positive probability' number.<text:line-break/></text:p>
        </text:list-item>
      </text:list>
      <text:p text:style-name="Standard">version 3.4.8</text:p>
      <text:list xml:id="list4160510408184954367" text:style-name="L59">
        <text:list-item>
          <text:p text:style-name="P67">This version deals more realistically with high magDrop lightcurves by defining a 'limiting magDrop' as: <text:line-break/><text:line-break/><text:tab/>limMagDrop = 2.5 * log10( B / std(A) ) <text:line-break/><text:line-break/><text:tab/>std(A) is the noise level of A.</text:p>
          <text:p text:style-name="P67"><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text:soft-page-break/>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155336336205039071" text:style-name="L60">
        <text:list-item>
          <text:p text:style-name="P68">Automatically loads the correct version of Adv2<text:line-break/></text:p>
        </text:list-item>
      </text:list>
      <text:p text:style-name="Standard">version 3.4.6</text:p>
      <text:list xml:id="list1679256197196815064" text:style-name="L61">
        <text:list-item>
          <text:p text:style-name="P69">Adds AAV Version 2 file as a type that can be read (important when Do OCR check is enabled)</text:p>
        </text:list-item>
      </text:list>
      <text:p text:style-name="Standard"/>
      <text:p text:style-name="Standard">version 3.4.5</text:p>
      <text:list xml:id="list7413554061825370111" text:style-name="L62">
        <text:list-item>
          <text:p text:style-name="P70">Fixes block integration which was failing when more than 4 lightcurves were being processed.<text:line-break/></text:p>
        </text:list-item>
        <text:list-item>
          <text:p text:style-name="P70">Made use diff and Do OCR checkboxes sticky.<text:line-break/></text:p>
        </text:list-item>
      </text:list>
      <text:p text:style-name="Standard">version 3.4.4</text:p>
      <text:list xml:id="list884465787172064767" text:style-name="L63">
        <text:list-item>
          <text:p text:style-name="P71">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5425944252821005414" text:style-name="L64">
        <text:list-item>
          <text:p text:style-name="P72">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5623425234114361481" text:style-name="L65">
        <text:list-item>
          <text:p text:style-name="P73">Cosmetic change again: added a spinner to control line widths in plots so that a <text:soft-page-break/>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1657934352586612810" text:style-name="L66">
        <text:list-item>
          <text:p text:style-name="P74">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74">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74">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5693745215436505351" text:style-name="L67">
        <text:list-item>
          <text:p text:style-name="P75">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8469458665393848347" text:style-name="L68">
        <text:list-item>
          <text:p text:style-name="P76">Automatically installs cv2 if not already present. <text:s/>This package is needed for the new frame view feature.<text:line-break/></text:p>
        </text:list-item>
      </text:list>
      <text:p text:style-name="Standard">version 3.3.8</text:p>
      <text:list xml:id="list6383744291677750430" text:style-name="L69">
        <text:list-item>
          <text:p text:style-name="P77">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text:soft-page-break/>version 3.3.7</text:p>
      <text:list xml:id="list6117315044838932951" text:style-name="L70">
        <text:list-item>
          <text:p text:style-name="P78">A new button (View frame) with an associated spinner for entry of a frame number has been added:</text:p>
          <text:p text:style-name="P78"/>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6273396873479858453" text:style-name="L71">
        <text:list-item>
          <text:p text:style-name="P79">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8280260971038306116" text:style-name="L72">
        <text:list-item>
          <text:p text:style-name="P80">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soft-page-break/></text:p>
        </text:list-item>
      </text:list>
      <text:p text:style-name="Standard">version 3.3.2:</text:p>
      <text:list xml:id="list6821481263819849747" text:style-name="L73">
        <text:list-item>
          <text:p text:style-name="P81">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2257081184690952557" text:style-name="L74">
        <text:list-item>
          <text:p text:style-name="P82">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2260193099773741693" text:style-name="L75">
        <text:list-item>
          <text:p text:style-name="P83">Changed main plot so that the scroll wheel only zooms the x axis.</text:p>
        </text:list-item>
        <text:list-item>
          <text:p text:style-name="P83">Changed lightcurve plot so that it conforms properly to 'start-of-exposure'.<text:line-break/></text:p>
        </text:list-item>
      </text:list>
      <text:p text:style-name="Standard">version 3.2.8</text:p>
      <text:list xml:id="list4114275843724869365" text:style-name="L76">
        <text:list-item>
          <text:p text:style-name="P84">Changed font size in help files --- it was fine for Mac but too big for Win10<text:line-break/></text:p>
        </text:list-item>
      </text:list>
      <text:p text:style-name="Standard">version 3.2.7</text:p>
      <text:list xml:id="list5237461587336798005" text:style-name="L77">
        <text:list-item>
          <text:p text:style-name="P85">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6958521896014882103" text:style-name="L78">
        <text:list-item>
          <text:p text:style-name="P86">This is a 'cosmetic' release --- there should be NO detectable differences from version 3.2.5 in terms of functionality.</text:p>
        </text:list-item>
        <text:list-item>
          <text:p text:style-name="P86">All python files were brought into compliance with PEP 8 coding standards. <text:s/>Only I care about that.</text:p>
        </text:list-item>
        <text:list-item>
          <text:p text:style-name="P86">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86">All this 'cosmetic' work is in preparation for working on PyOTE issues again.<text:line-break/> </text:p>
        </text:list-item>
      </text:list>
      <text:p text:style-name="Standard">version 3.2.5</text:p>
      <text:list xml:id="list4640585157156715901" text:style-name="L79">
        <text:list-item>
          <text:p text:style-name="P87">Added special test for Tangra files to detect the empty fields (which MUST be fixed) that Tangra outputs whenever it has trouble extracted a value from an aperture. <text:s/>It prints a message and stops all further processing, forcing the user <text:soft-page-break/>to attend to and deal with the missing values.<text:line-break/></text:p>
        </text:list-item>
      </text:list>
      <text:p text:style-name="Standard">version 3.2.4</text:p>
      <text:list xml:id="list7804207235999179001" text:style-name="L80">
        <text:list-item>
          <text:p text:style-name="P88">Modified the test for newer version to accommodate the different strings returned by pip 18.1 and pip 19.0+</text:p>
        </text:list-item>
        <text:list-item>
          <text:p text:style-name="P88">Added ability to invoke PyOTE from PyMovie with an externally supplied csv file that is automatically opened.<text:line-break/></text:p>
        </text:list-item>
      </text:list>
      <text:p text:style-name="Standard">version 3.2.3</text:p>
      <text:list xml:id="list3544737715370362231" text:style-name="L81">
        <text:list-item>
          <text:p text:style-name="P89">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89">Added support for the PyMovie csv format<text:line-break/></text:p>
        </text:list-item>
      </text:list>
      <text:p text:style-name="Standard">version 3.2.1</text:p>
      <text:list xml:id="list4500077268221360011" text:style-name="L82">
        <text:list-item>
          <text:p text:style-name="P90">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1802971470241173716" text:style-name="L83">
        <text:list-item>
          <text:p text:style-name="P91">Changed GUI to better align text on min max edit boxes to avoid confusion.<text:line-break/></text:p>
        </text:list-item>
      </text:list>
      <text:p text:style-name="Standard">version 3.1.9</text:p>
      <text:list xml:id="list3489029919489370381" text:style-name="L84">
        <text:list-item>
          <text:p text:style-name="P92">Fixed a bug in the test for a min/max solution search being constrained by a too large min value.<text:line-break/></text:p>
        </text:list-item>
      </text:list>
      <text:p text:style-name="Standard">version 3.1.8</text:p>
      <text:list xml:id="list2730667070298093018" text:style-name="L85">
        <text:list-item>
          <text:p text:style-name="P93">version 3.1.7 was released without an updated version history. <text:s/>Here is what was changed in 3.1.7:<text:line-break/></text:p>
        </text:list-item>
        <text:list-item>
          <text:p text:style-name="P93">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soft-page-break/>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4192560725312676215" text:style-name="L86">
        <text:list-item>
          <text:p text:style-name="P94">Values entered in the Manual Timestamp Entry dialog box are now 'sticky', thus making corrections easy to do without requiring re-entry of all data. </text:p>
          <text:p text:style-name="P94"><text:line-break/>Also trapped is the case where a user has entered a custom frame time but failed to click the radio button indicating that it is to be used.<text:line-break/></text:p>
        </text:list-item>
      </text:list>
      <text:p text:style-name="Standard">version 3.1.5:</text:p>
      <text:list xml:id="list1892220973255824783" text:style-name="L87">
        <text:list-item>
          <text:p text:style-name="P95">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2855183974150862324" text:style-name="L88">
        <text:list-item>
          <text:p text:style-name="P96">Fixed error in new dropped reading detection logic when light curve was processed in field mode.<text:line-break/></text:p>
        </text:list-item>
        <text:list-item>
          <text:p text:style-name="P96">Cleaned up some language in tooltips.<text:line-break/></text:p>
        </text:list-item>
      </text:list>
      <text:p text:style-name="Standard">version 3.1.3:</text:p>
      <text:list xml:id="list9126446501797228493" text:style-name="L89">
        <text:list-item>
          <text:p text:style-name="P97">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97">Eliminated the 'entry num' column in the data matrix at the lower left of the GUI. The 'entry num' is unused and a possible source of confusion with the frame or field number for the unwary.<text:line-break/></text:p>
        </text:list-item>
        <text:list-item>
          <text:p text:style-name="P97">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5359274259088320800" text:style-name="L90">
        <text:list-item>
          <text:p text:style-name="P98">Added a test for possible dropped frames identical to that done in R-OTE when manual timestamp is utilized. <text:s/>The test is to calculate the expected number of <text:soft-page-break/>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3005430567511471678" text:style-name="L91">
        <text:list-item>
          <text:p text:style-name="P99">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99">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99">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8784302463324955685" text:style-name="L92">
        <text:list-item>
          <text:p text:style-name="P100">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391205530489360899" text:style-name="L93">
        <text:list-item>
          <text:p text:style-name="P101">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2145162094356770227" text:style-name="L94">
        <text:list-item>
          <text:p text:style-name="P102">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2368284014485976657" text:style-name="L95">
        <text:list-item>
          <text:p text:style-name="P103"><text:soft-page-break/>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5091254405756915330" text:style-name="L96">
        <text:list-item>
          <text:p text:style-name="P104">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3710028663740887524" text:style-name="L97">
        <text:list-item>
          <text:p text:style-name="P105">Disable the Accept integration button when user overrides an automatic block analysis with a manual block selection followed by a click on the Block integrate button.<text:line-break/></text:p>
        </text:list-item>
      </text:list>
      <text:p text:style-name="Standard">version 2.1.4:</text:p>
      <text:list xml:id="list4715003600262996679" text:style-name="L98">
        <text:list-item>
          <text:p text:style-name="P106">Corrected a bug that kept manual selection of block integration from being performed after a refusal to accept the automatic block analysis results.<text:line-break/></text:p>
        </text:list-item>
      </text:list>
      <text:p text:style-name="Standard">version 2.1.3:</text:p>
      <text:list xml:id="list8128775016277302553" text:style-name="L99">
        <text:list-item>
          <text:p text:style-name="P107">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5073756977783264564" text:style-name="L100">
        <text:list-item>
          <text:p text:style-name="P108">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4733543161729931463" text:style-name="L101">
        <text:list-item>
          <text:p text:style-name="P109">Added progress bar tracking of block integration analysis because it can take an extended amount of time to complete the analysis when the light curve has many points.<text:line-break/></text:p>
        </text:list-item>
      </text:list>
      <text:p text:style-name="Standard">version 2.1.0</text:p>
      <text:list xml:id="list1446944656660022388" text:style-name="L102">
        <text:list-item>
          <text:p text:style-name="P110">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8353943128466793703" text:style-name="L103">
        <text:list-item>
          <text:p text:style-name="P111">Made the selection of Tooltip display 'sticky'</text:p>
        </text:list-item>
        <text:list-item>
          <text:p text:style-name="P111">Duration calculation when D and R span midnight now handled correctly</text:p>
        </text:list-item>
      </text:list>
      <text:p text:style-name="Standard"/>
      <text:p text:style-name="Standard"><text:soft-page-break/>version 2.0.8</text:p>
      <text:list xml:id="list8782813054551330412" text:style-name="L104">
        <text:list-item>
          <text:p text:style-name="P112">toolTips changed to invoke and display in a custom dialog box that can be moved and resized to better accommodate legacy displays</text:p>
        </text:list-item>
        <text:list-item>
          <text:p text:style-name="P112">Calc flash timing calculation fixed to properly deal with the non-integer frame numbers that can result from field processed csv files</text:p>
        </text:list-item>
        <text:list-item>
          <text:p text:style-name="P112">Flash timing has been verified to work with integrated light curves</text:p>
        </text:list-item>
        <text:list-item>
          <text:p text:style-name="P112">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5987773057413748507" text:style-name="L105">
        <text:list-item>
          <text:p text:style-name="P113">Adds a button to calculate the edge position of an LED timing flash.</text:p>
        </text:list-item>
        <text:list-item>
          <text:p text:style-name="P113">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13">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13">Adds a checkbox to force manual entry of timestamp info. <text:s/>This is useful when OCR on a VTI timed light curve has catastrophic errors. <text:s/>It is always employed when using LED flash timing.</text:p>
        </text:list-item>
      </text:list>
      <text:list xml:id="list8645453601441137604" text:style-name="L106">
        <text:list-item>
          <text:p text:style-name="P114">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6289120152906519970" text:style-name="L107">
        <text:list-item>
          <text:p text:style-name="P115">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5333576056732485185" text:style-name="L108">
        <text:list-item>
          <text:p text:style-name="P116">files generated by pyote now contain PYOTE in the filename.<text:line-break/></text:p>
        </text:list-item>
        <text:list-item>
          <text:p text:style-name="P116">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4716165332553406708" text:style-name="L109">
        <text:list-item>
          <text:p text:style-name="P117">improves the handling of errors during the reading of Tangra files by showing the offending line in the report panel. <text:s/>Tangra, if it has a tracking problem (i.e., loses it) will emit an empty field for that measurement, leaving it up to the user <text:soft-page-break/>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6057834760840206801" text:style-name="L110">
        <text:list-item>
          <text:p text:style-name="P118">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1633530214088813614" text:style-name="L111">
        <text:list-item>
          <text:p text:style-name="P119">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4030079042504656620" text:style-name="L112">
        <text:list-item>
          <text:p text:style-name="P120">improved handling of D and R region selection so that one cannot enter an invalid configuration --- automatic corrections/changes are applied.<text:line-break/></text:p>
        </text:list-item>
        <text:list-item>
          <text:p text:style-name="P120">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20">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7546321711462936694" text:style-name="L113">
        <text:list-item>
          <text:p text:style-name="P121">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5081990429077474300" text:style-name="L114">
        <text:list-item>
          <text:p text:style-name="P122">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22">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7672883967215167811" text:style-name="L115">
        <text:list-item>
          <text:p text:style-name="P123">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3021399423169976125" text:style-name="L116">
        <text:list-item>
          <text:p text:style-name="P124"><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24">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24">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24">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8921320666588246990" text:style-name="L117">
        <text:list-item>
          <text:p text:style-name="P126">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11-22T15:57:07</dc:date>
    <meta:editing-cycles>153</meta:editing-cycles>
    <meta:editing-duration>P1DT39M46S</meta:editing-duration>
    <dc:creator>Robert Anderson</dc:creator>
    <meta:document-statistic meta:table-count="0" meta:image-count="3" meta:object-count="0" meta:page-count="21" meta:paragraph-count="304" meta:word-count="8219" meta:character-count="47921"/>
    <meta:template xlink:type="simple" xlink:actuate="onRequest" xlink:title="" xlink:href="Normal"/>
  </office:meta>
</office:document-meta>
</file>